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zxx" fo:country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 style:list-style-name="L1">
      <style:text-properties style:font-name="Times New Roman" fo:font-size="14pt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 style:list-style-name="L3">
      <style:text-properties style:font-name="Times New Roman" fo:font-size="14pt" fo:language="zxx" fo:country="none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 style:list-style-name="L2">
      <style:text-properties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3">
      <style:text-properties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list-style-name="L3">
      <style:text-properties style:font-name="Times New Roman" fo:font-size="14pt" fo:language="zxx" fo:country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 style:list-style-name="L3">
      <style:text-properties fo:color="#000000"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 style:list-style-name="L4">
      <style:paragraph-properties fo:margin-left="0.9846in" fo:margin-right="0in" fo:margin-top="0in" fo:margin-bottom="0in" fo:line-height="100%" fo:text-align="justify" style:justify-single-word="false" fo:text-indent="-0.25in" style:auto-text-indent="false">
        <style:tab-stops>
          <style:tab-stop style:position="0.3937in"/>
        </style:tab-stops>
      </style:paragraph-properties>
      <style:text-properties style:font-name="Times New Roman" fo:font-size="14pt" fo:language="zxx" fo:country="none" fo:background-color="transparent" style:font-size-asian="14pt" style:language-asian="zxx" style:country-asian="none" style:font-name-complex="Times New Roman" style:font-size-complex="14pt" style:language-complex="zxx" style:country-complex="none"/>
    </style:style>
    <style:style style:name="P9" style:family="paragraph" style:parent-style-name="Standard" style:list-style-name="L4">
      <style:paragraph-properties fo:margin-left="0.9846in" fo:margin-right="0in" fo:margin-top="0in" fo:margin-bottom="0in" fo:line-height="100%" fo:text-indent="-0.25in" style:auto-text-indent="false">
        <style:tab-stops>
          <style:tab-stop style:position="0.3937in"/>
        </style:tab-stops>
      </style:paragraph-properties>
      <style:text-properties style:font-name="Times New Roman" fo:font-size="14pt" fo:language="zxx" fo:country="none" fo:background-color="transparent" style:font-size-asian="14pt" style:language-asian="zxx" style:country-asian="none" style:font-name-complex="Times New Roman" style:font-size-complex="14pt" style:language-complex="zxx" style:country-complex="none"/>
    </style:style>
    <style:style style:name="P10" style:family="paragraph" style:parent-style-name="Standard" style:list-style-name="L4">
      <style:paragraph-properties fo:margin-left="0.9846in" fo:margin-right="0in" fo:margin-top="0in" fo:margin-bottom="0in" fo:line-height="100%" fo:text-align="justify" style:justify-single-word="false" fo:text-indent="-0.25in" style:auto-text-indent="false">
        <style:tab-stops>
          <style:tab-stop style:position="0.3937in"/>
        </style:tab-stops>
      </style:paragraph-properties>
      <style:text-properties style:font-name="Times New Roman" fo:font-size="14pt" fo:language="zxx" fo:country="none" fo:background-color="transparent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 style:list-style-name="L4">
      <style:paragraph-properties fo:margin-left="0.9846in" fo:margin-right="0in" fo:margin-top="0in" fo:margin-bottom="0in" fo:line-height="100%" fo:text-align="justify" style:justify-single-word="false" fo:text-indent="-0.25in" style:auto-text-indent="false">
        <style:tab-stops>
          <style:tab-stop style:position="0.3937in"/>
        </style:tab-stops>
      </style:paragraph-properties>
      <style:text-properties style:font-name="Times New Roman" fo:font-size="14pt" fo:language="zxx" fo:country="none" fo:font-weight="normal" fo:background-color="transparent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2" style:family="paragraph" style:parent-style-name="Standard" style:list-style-name="L4">
      <style:paragraph-properties fo:margin-left="0.7346in" fo:margin-right="0in" fo:text-indent="0in" style:auto-text-indent="false"/>
      <style:text-properties style:font-name="Times New Roman" fo:font-size="14pt" fo:language="zxx" fo:country="none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style:font-name-complex="Times New Roman"/>
    </style:style>
    <style:style style:name="fr1" style:family="graphic" style:parent-style-name="OLE">
      <style:graphic-properties fo:margin-left="0in" fo:margin-right="0in" style:vertical-pos="top" style:vertical-rel="baseline" fo:background-color="#ffffff" style:background-transparency="0%" fo:padding-left="0.1008in" fo:padding-right="0.1008in" fo:padding-top="0.0508in" fo:padding-bottom="0.0508in" fo:border="none" draw:ole-draw-aspect="1" draw:visible-area-width="0.4587in" draw:visible-area-height="0.1949in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8705642" text:style-name="L1">
        <text:list-item>
          <text:p text:style-name="P2"><text:s/>Архітектура комп’ютерних систем </text:p>
        </text:list-item>
      </text:list>
      <text:list xml:id="list327953833" text:style-name="L2">
        <text:list-item>
          <text:p text:style-name="P4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4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4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4"/>
        </text:list-item>
      </text:list>
      <text:list xml:id="list450117135" text:style-name="L3">
        <text:list-item>
          <text:list>
            <text:list-item>
              <text:list>
                <text:list-item>
                  <text:p text:style-name="P3">Операційні системи</text:p>
                  <text:list>
                    <text:list-item>
                      <text:p text:style-name="P5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5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5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5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5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5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5"><text:span text:style-name="T1">Об'єкти ядер ОС.</text:span> Мьютекси, критичні секції, семафори, файлмеппінги. Приклади для Linux та Windows. </text:p>
                      <text:p text:style-name="P5"/>
                    </text:list-item>
                  </text:list>
                </text:list-item>
                <text:list-item>
                  <text:p text:style-name="P3">Інформаційно-комунікаційні системи 1. Бази даних та інформаційні системи</text:p>
                  <text:list>
                    <text:list-item>
                      <text:p text:style-name="P5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5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5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5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5"><text:span text:style-name="T1">Мова SQL.</text:span> Типи даних. Команди категорій DDL і DML. З'єднання <text:soft-page-break/>таблиць. Агрегатні функції. Групування результатів запитів. Вкладені запити. </text:p>
                    </text:list-item>
                    <text:list-item>
                      <text:p text:style-name="P7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5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5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3">Інформаційно-комунікаційні системи 2. Комп’ютерні мережі</text:p>
                  <text:list>
                    <text:list-item>
                      <text:p text:style-name="P6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6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6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6"><text:span text:style-name="T1">Маршрутизація</text:span> – завдання, принципи, протоколи. </text:p>
                    </text:list-item>
                    <text:list-item>
                      <text:p text:style-name="P6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3">Інформаційно-комунікаційні системи 3. Системи та мережі передачі інформації.</text:p>
                  <text:list>
                    <text:list-item>
                      <text:p text:style-name="P6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6"><text:span text:style-name="T1">Первинна мережа</text:span>, канали та тракти систем передачі. </text:p>
                    </text:list-item>
                    <text:list-item>
                      <text:p text:style-name="P6"><text:span text:style-name="T1">Аналогові </text:span>системи передачі. </text:p>
                    </text:list-item>
                    <text:list-item>
                      <text:p text:style-name="P6"><text:span text:style-name="T1">Цифрові </text:span>системи передачі. </text:p>
                    </text:list-item>
                    <text:list-item>
                      <text:p text:style-name="P6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6">Види та <text:span text:style-name="T1">методи модуляції</text:span>. </text:p>
                    </text:list-item>
                    <text:list-item>
                      <text:p text:style-name="P6"><text:span text:style-name="T1">Кодування</text:span> форми сигналу та джерела сигналу. </text:p>
                    </text:list-item>
                    <text:list-item>
                      <text:p text:style-name="P6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6"><text:span text:style-name="T1">Вокодери</text:span>: принцип дії, основні види. </text:p>
                    </text:list-item>
                    <text:list-item>
                      <text:p text:style-name="P6"><text:span text:style-name="T1">Мобільний зв’язок</text:span>. </text:p>
                    </text:list-item>
                    <text:list-item>
                      <text:p text:style-name="P6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42876264" text:continue-numbering="true" text:style-name="L3">
        <text:list-item>
          <text:list>
            <text:list-item>
              <text:list>
                <text:list-item>
                  <text:p text:style-name="P3">Технології програмування</text:p>
                  <text:list>
                    <text:list-item>
                      <text:p text:style-name="P5"><text:span text:style-name="T1">Функції в С++</text:span>. Прототипи. Передача параметрів за замовчуванням. Перевантаження.</text:p>
                    </text:list-item>
                    <text:list-item>
                      <text:p text:style-name="P5">Основні властивості <text:span text:style-name="T1">ООП</text:span>.</text:p>
                    </text:list-item>
                    <text:list-item>
                      <text:p text:style-name="P5">Одиночне та множинне <text:span text:style-name="T1">успадкування</text:span>. Типи за специфікатором доступу. <text:s/></text:p>
                    </text:list-item>
                    <text:list-item>
                      <text:p text:style-name="P5"><text:span text:style-name="T1">Поліморфізм</text:span> та його реалізація в С++. Абстрактний клас. Віртуальні функції. </text:p>
                    </text:list-item>
                    <text:list-item>
                      <text:p text:style-name="P5">Архітектурні шаблони<text:span text:style-name="T1"> web-додатків</text:span>. </text:p>
                    </text:list-item>
                    <text:list-item>
                      <text:p text:style-name="P5">Порівняльний аналіз <text:span text:style-name="T1">структурного та об’єктно-орієнтованого </text:span>підходів до програмування.</text:p>
                    </text:list-item>
                  </text:list>
                </text:list-item>
                <text:list-item>
                  <text:p text:style-name="P3"><text:soft-page-break/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6">Основні види вразливостей програмного забезпечення. Вразливості WEB- додатків. <text:span text:style-name="T1">Міжнародні класифікатори</text:span> вразливостей. </text:p>
                    </text:list-item>
                    <text:list-item>
                      <text:p text:style-name="P6">Модель загроз програмного забезпечення. Етапи побудови моделі. Класифікація загроз за методикою <text:span text:style-name="T1">STRIDE</text:span>. Оцінка ризиків за методикою <text:span text:style-name="T1">DREAD</text:span>. Моделювання загроз за допомогою дерева атаки. </text:p>
                    </text:list-item>
                    <text:list-item>
                      <text:p text:style-name="P6">Загальні вимоги до механізму автентифікації додатків. Типи ідентифікаторів.<text:span text:style-name="T1"> Вимоги до реалізації механізму автентифікації </text:span>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6">Структура файлів що виконуються.<text:span text:style-name="T1"> Особливості ураження</text:span>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6">Зловмисне програмне забезпечення типу комп’ютерний черв'як і <text:span text:style-name="T1">троянський кінь</text:span>: структура, методи розповсюдження. Методи виявлення. </text:p>
                    </text:list-item>
                    <text:list-item>
                      <text:p text:style-name="P6">Програмно-апаратні засоби захисту додатків від несанкціонованого використання. Методи захисту програмного забезпечення від <text:span text:style-name="T1">зворотного аналізу. </text:span></text:p>
                    </text:list-item>
                    <text:list-item>
                      <text:p text:style-name="P6">Організаційні і правові методи захисту додатків від <text:span text:style-name="T1">неліцензійного використання.</text:span></text:p>
                    </text:list-item>
                  </text:list>
                </text:list-item>
                <text:list-item>
                  <text:p text:style-name="P3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6"><text:span text:style-name="T1">Модель загроз</text:span>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6">Склад і <text:span text:style-name="T1">архітектура засобів захисту</text:span> <text:span text:style-name="T1">ОС Windows</text:span>. </text:p>
                    </text:list-item>
                    <text:list-item>
                      <text:p text:style-name="P6">Склад і<text:span text:style-name="T1"> архітектура засобів захисту</text:span> <text:span text:style-name="T1">OC Linux</text:span>. </text:p>
                    </text:list-item>
                    <text:list-item>
                      <text:p text:style-name="P6">Критерії оцінки захищеності інформації в комп'ютерних системах від несанкціонованого доступу (<text:span text:style-name="T1">НД ТЗІ</text:span>) </text:p>
                    </text:list-item>
                    <text:list-item>
                      <text:p text:style-name="P6">Стандарт <text:span text:style-name="T1">ISO 15408</text:span> (Common Criteria) </text:p>
                    </text:list-item>
                    <text:list-item>
                      <text:p text:style-name="P6">Загрози безпеці інформації у комп'ютерних мережах, віддалені атаки. Вразливості протоколів Інтернету (І<text:span text:style-name="T1">Р, ТСР, UDP, DNS</text:span>). </text:p>
                    </text:list-item>
                    <text:list-item>
                      <text:p text:style-name="P6">Безпека WWW: вразливості серверного і клієнтського ПЗ. <text:span text:style-name="T1">Атаки XSS</text:span>. Безпека CGI-застосувань, ін’єкції, методи захисту. </text:p>
                    </text:list-item>
                    <text:list-item>
                      <text:p text:style-name="P6"><text:span text:style-name="T1">Віртуальні приватні мережі</text:span>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3">Комплексні системи захисту інформації: проектування, впровадження, супровід.</text:p>
                  <text:list>
                    <text:list-item>
                      <text:p text:style-name="P6">Несанкціонований доступ (<text:span text:style-name="T1">НСД) до інформації. </text:span>Способи та види НСД. </text:p>
                    </text:list-item>
                    <text:list-item>
                      <text:p text:style-name="P6"><text:span text:style-name="T1">Політика безпеки</text:span>. Призначення і основні складові політики безпеки. </text:p>
                    </text:list-item>
                    <text:list-item>
                      <text:p text:style-name="P6">Джерела загроз, <text:span text:style-name="T1">модель загроз,</text:span> модель порушника. Категорії <text:soft-page-break/>порушників. </text:p>
                    </text:list-item>
                    <text:list-item>
                      <text:p text:style-name="P6">Ідентифікація та автентифікація (ІА). <text:span text:style-name="T1">Методи ІА. </text:span></text:p>
                    </text:list-item>
                    <text:list-item>
                      <text:p text:style-name="P6">Система <text:span text:style-name="T1">нормативних документів України</text:span> із захисту інформації. </text:p>
                    </text:list-item>
                    <text:list-item>
                      <text:p text:style-name="P6">Класифікація інформації за режимом доступу та за правовим режимом. Види інформації, <text:span text:style-name="T1">захист якої гарантується державою. </text:span></text:p>
                    </text:list-item>
                    <text:list-item>
                      <text:p text:style-name="P6">Класи і категорії автоматизованих інформаційних систем. Стандартні <text:span text:style-name="T1">функціональні профілі</text:span> захищеності інформації, що обробляється, від несанкціонованого доступу </text:p>
                    </text:list-item>
                    <text:list-item>
                      <text:p text:style-name="P6">Етапи побудови комплексної системи захисту інформації <text:span text:style-name="T1">(КСЗІ)</text:span>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6">Призначення і зміст робот на етапі <text:span text:style-name="T1">обстеження об’єкту</text:span> інформаційної діяльності </text:p>
                    </text:list-item>
                    <text:list-item>
                      <text:p text:style-name="P6"><text:span text:style-name="T1">Оцінка ризиків </text:span>порушення інформаційної безпеки. </text:p>
                    </text:list-item>
                    <text:list-item>
                      <text:p text:style-name="P6">Види технічних <text:span text:style-name="T1">каналів витоку</text:span> інформації. </text:p>
                    </text:list-item>
                    <text:list-item>
                      <text:p text:style-name="P6">Види державної <text:span text:style-name="T1">експертизи</text:span> КСЗІ. Види атестації комплексу ТЗІ. </text:p>
                    </text:list-item>
                    <text:list-item>
                      <text:p text:style-name="P6"><text:span text:style-name="T1">Критерії оцінки </text:span>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6">Дискреційні моделі керування доступом. Модель <text:span text:style-name="T1">HRU</text:span>. Властивості моделі та теореми розв'язності задачі безпеки. Модель <text:span text:style-name="T1">ТАМ</text:span> та її властивості. </text:p>
                    </text:list-item>
                    <text:list-item>
                      <text:p text:style-name="P6">Модель <text:span text:style-name="T1">Take-Grant</text:span>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6">Моделі тематичного керування доступом. Модель решітки цінностей. Решітка <text:span text:style-name="T1">MLS</text:span>. </text:p>
                    </text:list-item>
                    <text:list-item>
                      <text:p text:style-name="P6">Моделі мандатного керування доступом. Властивості мандатного керування доступом. М<text:span text:style-name="T1">одель Белла-ла-Падули.</text:span> Основна теорема безпеки. </text:p>
                    </text:list-item>
                    <text:list-item>
                      <text:p text:style-name="P6">Проблеми мандатного керування доступом. Розвиток моделі Белла-ла- Падулы: Z-система Мак-Ліна, модель<text:span text:style-name="T1"> Low-Watermark</text:span>. </text:p>
                    </text:list-item>
                    <text:list-item>
                      <text:p text:style-name="P6"><text:span text:style-name="T1">Рольові моделі</text:span> керування доступом. </text:p>
                    </text:list-item>
                    <text:list-item>
                      <text:p text:style-name="P6">Моделі забезпечення цілісності даних (<text:span text:style-name="T1">Біба</text:span>, Кларка-Вілсона та похідні моделі).</text:p>
                    </text:list-item>
                  </text:list>
                </text:list-item>
                <text:list-item>
                  <text:p text:style-name="P3">Системи технічного захисту інформації</text:p>
                  <text:list>
                    <text:list-item>
                      <text:p text:style-name="P6">Захист мовної інформації в системах телекомунікації. </text:p>
                    </text:list-item>
                    <text:list-item>
                      <text:p text:style-name="P6">Технічні канали витоку інформації. </text:p>
                    </text:list-item>
                    <text:list-item>
                      <text:p text:style-name="P6">Закладні пристрої. </text:p>
                    </text:list-item>
                    <text:list-item>
                      <text:p text:style-name="P6">Методи захисту мовної інформації в приміщенні.</text:p>
                    </text:list-item>
                  </text:list>
                </text:list-item>
                <text:list-item>
                  <text:p text:style-name="P3">Теорія інформації та кодування</text:p>
                  <text:list>
                    <text:list-item>
                      <text:p text:style-name="P6"><text:span text:style-name="T1">Інформаційні характеристики </text:span>дискретних каналів зв`язку. </text:p>
                    </text:list-item>
                  </text:list>
                </text:list-item>
                <text:list-item>
                  <text:p text:style-name="P3"><text:soft-page-break/>Симетрична криптографія. Асиметричні криптографічні системи та протоколи</text:p>
                  <text:list>
                    <text:list-item>
                      <text:p text:style-name="P6">Основні поняття криптології. Теорія зв’язку в секретних системах <text:span text:style-name="T1">Шеннона</text:span>.</text:p>
                    </text:list-item>
                    <text:list-item>
                      <text:p text:style-name="P6">Сучасні <text:span text:style-name="T1">блокові</text:span> шифратори. </text:p>
                    </text:list-item>
                    <text:list-item>
                      <text:p text:style-name="P6"><text:span text:style-name="T1">Регістри</text:span> зсуву з лінійним оберненим зв’язком та їх застосування у криптографії. </text:p>
                    </text:list-item>
                    <text:list-item>
                      <text:p text:style-name="P6">Важкооборотні функції, схема відкритого розповсюдження ключів Діффі- Хеллмана, система шифрування <text:span text:style-name="T1">RSA</text:span>. </text:p>
                    </text:list-item>
                    <text:list-item>
                      <text:p text:style-name="P6"><text:span text:style-name="T1">Функції хешування</text:span>, алгоритми автентифікації та цифрового підпису</text:p>
                      <text:p text:style-name="P6"/>
                    </text:list-item>
                  </text:list>
                </text:list-item>
              </text:list>
            </text:list-item>
          </text:list>
        </text:list-item>
      </text:list>
      <text:p text:style-name="P1"><text:s text:c="7"/><text:span text:style-name="T1">М.</text:span> <text:s/><text:span text:style-name="T1">Математика</text:span></text:p>
      <text:list xml:id="list551861073" text:style-name="L4">
        <text:list-item>
          <text:p text:style-name="P8">Алгебра матриць (лінійні операції, множення, обернена та алгоритми її відшукання). Матриця лінійного оператора та її перетворення при заміні базису. <text:span text:style-name="T1">Жорданова</text:span> форма матриці.</text:p>
        </text:list-item>
        <text:list-item>
          <text:p text:style-name="P8">Визначники <text:span text:style-name="T4">n</text:span>-го порядку, їх властивості. Техніка обчислення <text:span text:style-name="T1">визначників</text:span>.</text:p>
        </text:list-item>
        <text:list-item>
          <text:p text:style-name="P8">Формули <text:span text:style-name="T1">Крамера</text:span> для розв’язків системи лінійних алгебричних рівнянь. Метод Ґаусса.</text:p>
        </text:list-item>
        <text:list-item>
          <text:p text:style-name="P9">Системи лінійних алгебричних рівнянь.<text:span text:style-name="T1"> Теорема Кронекера – Капеллі</text:span>. Фундаментальна система розв’язків.</text:p>
        </text:list-item>
        <text:list-item>
          <text:p text:style-name="P8">Власні вектори та власні значення матриці. Алгоритм їх відшукання. Властивості <text:span text:style-name="T1">власних векторів</text:span> та власних значень симетричних матриць.</text:p>
        </text:list-item>
        <text:list-item>
          <text:p text:style-name="P8">Векторна алгебра<text:span text:style-name="T1">. Скалярний, векторний, мішаний</text:span> добуток векторів та їх властивості.</text:p>
        </text:list-item>
        <text:list-item>
          <text:p text:style-name="P8">Аналітична геометрія: рівняння основних<text:span text:style-name="T1"> геометричних об’єктів </text:span>на площині та у просторі.</text:p>
        </text:list-item>
        <text:list-item>
          <text:p text:style-name="P8">Поняття послідовності. Збіжні та розбіжні послідовності, границя збіжної послідовності. <text:span text:style-name="T1">Критерій Кош</text:span>і існування границі. Нескінченно малі послідовності та їх основні властивості. </text:p>
        </text:list-item>
        <text:list-item>
          <text:p text:style-name="P8">Означення границі функції у точці мовою послідовностей (за <text:span text:style-name="T1">Гейне</text:span>) та мовою нерівностей (за Коші). Критерій існування границі мовою односторонніх границь. Неперервні функції, класифікація точок розриву неперервної функції.</text:p>
        </text:list-item>
        <text:list-item>
          <text:p text:style-name="P10"><text:span text:style-name="T2">Граничний перехід</text:span><text:span text:style-name="T6"> у сумі, добутку, частці та у нерівностях для функцій. Невизначеності, їх види та способи розкриття. Порівняння функцій в околі точки. Таблиця еквівалентних нескінченно малих при </text:span><draw:frame draw:style-name="fr1" draw:name="Object1" text:anchor-type="as-char" svg:width="0.4583in" svg:height="0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text:span text:style-name="T6"> функцій.</text:span></text:p>
        </text:list-item>
        <text:list-item>
          <text:p text:style-name="P8">Поняття <text:span text:style-name="T1">похідної</text:span> та <text:span text:style-name="T1">диференціалу</text:span> функції. Інваріантність першого диференціалу та його застосування до наближених обчислень. Похідні та диференціали вищих порядків.</text:p>
        </text:list-item>
        <text:list-item>
          <text:p text:style-name="P8"><text:soft-page-break/>Формула <text:span text:style-name="T1">Ньютона – Ляйбниця.</text:span> Застосування визначеного інтеграла для знаходження геометричних та фізичних величин (площ, об’ємів, центрів мас, моментів інерції тощо).</text:p>
        </text:list-item>
        <text:list-item>
          <text:p text:style-name="P8">Поняття <text:span text:style-name="T1">числового ряду</text:span> та його суми. Ознаки збіжності числових рядів.</text:p>
        </text:list-item>
        <text:list-item>
          <text:p text:style-name="P8">Поняття функціонального ряду та його області збіжності. Вигляд області збіжності степеневого ряду. Степеневий <text:span text:style-name="T1">ряд</text:span> <text:span text:style-name="T1">Тейлора</text:span>.</text:p>
        </text:list-item>
        <text:list-item>
          <text:p text:style-name="P8"><text:span text:style-name="T1">Формула Тейлора</text:span> та ряди Тейлора для найважливіших елементарних функцій.</text:p>
        </text:list-item>
        <text:list-item>
          <text:p text:style-name="P8">Ряд Фур’є періодичної функції. Дійсна та комплексна форма ряду Фур’є. Інтеграл та перетворенн<text:span text:style-name="T1">я Фур’є.</text:span></text:p>
        </text:list-item>
        <text:list-item>
          <text:p text:style-name="P8">Диференційовність функції декількох змінних. Часткові похідні та диференціал. Вигляд<text:span text:style-name="T1"> диференціалу </text:span><text:span text:style-name="T5">n</text:span><text:span text:style-name="T1">-го порядку </text:span>для функції декілької змінних.</text:p>
        </text:list-item>
        <text:list-item>
          <text:p text:style-name="P8">Локальні та глобальні <text:span text:style-name="T1">екстремуми</text:span> функції декількох змінних. Алгоритм їх відшукання.</text:p>
        </text:list-item>
        <text:list-item>
          <text:p text:style-name="P8">Кратні інтеграли. <text:span text:style-name="T1">Теорема </text:span><text:bookmark-start text:name="OCRUncertain009"/><text:span text:style-name="T1">Фубіні</text:span> (Зведення кратних інтегралів до повторних).<text:bookmark-end text:name="OCRUncertain009"/> Заміна змінних у кратному інтегралі.</text:p>
        </text:list-item>
        <text:list-item>
          <text:p text:style-name="P8">Криволінійні та <text:span text:style-name="T1">поверхневі інтеграли</text:span> 1-го і 2-го роду: означення і властивості, способи обчислення.</text:p>
        </text:list-item>
        <text:list-item>
          <text:p text:style-name="P8">Основні інтегральні <text:s/>формули аналізу (<text:span text:style-name="T1">Ґріна</text:span> на площині, Остроградського – Ґаусса та <text:span text:style-name="T1">Стокса</text:span> у просторі).</text:p>
        </text:list-item>
        <text:list-item>
          <text:p text:style-name="P8">Поняття імовірнісного простору. Геометрична та класична модель. <text:span text:style-name="T1">Модель Бернуллі.</text:span></text:p>
        </text:list-item>
        <text:list-item>
          <text:p text:style-name="P8">Поняття дискретної та неперервної випадкової величини. Основні дискретні та неперервні розподіли (<text:span text:style-name="T1">Бернуллі</text:span>, Пуассона, геометричний, експоненціальний, Коші, ґауссовий). Їх числові характеристики – математичне очікування, дисперсия, моменти.</text:p>
        </text:list-item>
        <text:list-item>
          <text:p text:style-name="P8">Теорема <text:span text:style-name="T3">Чебишева</text:span> про закон великих чисел. Інтегральна гранична теорема <text:span text:style-name="T1">Муавра-Лапласа.</text:span></text:p>
        </text:list-item>
        <text:list-item>
          <text:p text:style-name="P11"><text:span text:style-name="T1">Інтервальне оцінювання.</text:span> Оцінка середнього та дисперсії ґауссового розподілу.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WW8Num7z0" style:family="text">
      <style:text-properties style:font-name="Symbol" fo:font-size="14pt" fo:background-color="#ffff00" style:font-size-asian="14pt" style:font-name-complex="Symbol" style:font-size-complex="14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1T19:27:02</dc:date>
    <dc:creator>mark </dc:creator>
    <meta:editing-duration>PT10H23M54S</meta:editing-duration>
    <meta:editing-cycles>26</meta:editing-cycles>
    <meta:generator>LibreOffice/3.5$Linux_X86_64 LibreOffice_project/350m1$Build-2</meta:generator>
    <meta:document-statistic meta:table-count="0" meta:image-count="0" meta:object-count="1" meta:page-count="6" meta:paragraph-count="123" meta:word-count="1489" meta:character-count="11908" meta:non-whitespace-character-count="10573"/>
  </office:meta>
</office:document-meta>
</file>